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5"/>
    <style:style style:name="ce4" style:family="table-cell" style:parent-style-name="Default" style:data-style-name="N0"/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76489583333333cm"/>
    </style:style>
    <style:style style:name="co5" style:family="table-column">
      <style:table-column-properties fo:break-before="auto" style:column-width="1.79916666666667cm"/>
    </style:style>
    <style:style style:name="ro1" style:family="table-row">
      <style:table-row-properties style:row-height="13.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8.24732in" svg:y="0.13203in" svg:width="6.29567in" svg:height="2.5085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Borracha1</text:p>
          </table:table-cell>
          <table:table-cell office:value-type="string" table:style-name="ce2">
            <text:p>Raio</text:p>
          </table:table-cell>
          <table:table-cell office:value-type="string" table:style-name="ce2">
            <text:p>Area<text:s/></text:p>
          </table:table-cell>
          <table:table-cell table:style-name="ce2"/>
          <table:table-cell office:value-type="string" table:style-name="ce2">
            <text:p>Rg</text:p>
          </table:table-cell>
          <table:table-cell table:style-name="ce1"/>
          <table:table-cell office:value-type="string" table:style-name="ce2">
            <text:p>Vref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5.0000000000000001E-3" table:style-name="ce3">
            <text:p>5.00E-03</text:p>
          </table:table-cell>
          <table:table-cell office:value-type="float" office:value="7.8540000000000004E-5" table:style-name="ce3">
            <text:p>7.85E-05</text:p>
          </table:table-cell>
          <table:table-cell table:style-name="ce1"/>
          <table:table-cell office:value-type="float" office:value="3300" table:style-name="ce3">
            <text:p>3.30E+03</text:p>
          </table:table-cell>
          <table:table-cell table:style-name="ce1"/>
          <table:table-cell office:value-type="float" office:value="12" table:style-name="ce3">
            <text:p>1.20E+0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Massa (g)</text:p>
          </table:table-cell>
          <table:table-cell office:value-type="string" table:style-name="ce2">
            <text:p>Peso (N)</text:p>
          </table:table-cell>
          <table:table-cell office:value-type="string" table:style-name="ce2">
            <text:p>Pressão (Pa)</text:p>
          </table:table-cell>
          <table:table-cell office:value-type="string" table:style-name="ce2">
            <text:p>Vout1 (V)</text:p>
          </table:table-cell>
          <table:table-cell office:value-type="string" table:style-name="ce2">
            <text:p>Vout2 (V)</text:p>
          </table:table-cell>
          <table:table-cell office:value-type="string" table:style-name="ce2">
            <text:p>Average Vout</text:p>
          </table:table-cell>
          <table:table-cell office:value-type="string" table:style-name="ce2">
            <text:p>R_fsr (ohm)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2" table:formula="of:=([.A4]/1000)*10" table:style-name="ce1">
            <text:p>0.2</text:p>
          </table:table-cell>
          <table:table-cell office:value-type="float" office:value="2546.4731347084289" table:formula="of:=[.B4]/(0.00007854)" table:style-name="ce1">
            <text:p>2546.473135</text:p>
          </table:table-cell>
          <table:table-cell office:value-type="float" office:value="5.98" table:style-name="ce1">
            <text:p>5.98</text:p>
          </table:table-cell>
          <table:table-cell office:value-type="float" office:value="5.98" table:style-name="ce1">
            <text:p>5.98</text:p>
          </table:table-cell>
          <table:table-cell office:value-type="float" office:value="5.98" table:formula="of:= AVERAGE([.D4:.E4])" table:style-name="ce1">
            <text:p>5.98</text:p>
          </table:table-cell>
          <table:table-cell office:value-type="float" office:value="990000.00000002107" table:formula="of:= -([.$E$2]*[.$G$2])/(2*[.F4]-[.$G$2])" table:style-name="ce3">
            <text:p>9.90E+05</text:p>
          </table:table-cell>
          <table:table-cell table:number-columns-repeated="16377" table:style-name="ce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.4" table:formula="of:=([.A5]/1000)*10" table:style-name="ce1">
            <text:p>0.4</text:p>
          </table:table-cell>
          <table:table-cell office:value-type="float" office:value="5092.9462694168578" table:formula="of:=[.B5]/(0.00007854)" table:style-name="ce1">
            <text:p>5092.946269</text:p>
          </table:table-cell>
          <table:table-cell office:value-type="float" office:value="5.61" table:style-name="ce1">
            <text:p>5.61</text:p>
          </table:table-cell>
          <table:table-cell office:value-type="float" office:value="5.57" table:style-name="ce1">
            <text:p>5.57</text:p>
          </table:table-cell>
          <table:table-cell office:value-type="float" office:value="5.59" table:formula="of:= AVERAGE([.D5:.E5])" table:style-name="ce1">
            <text:p>5.59</text:p>
          </table:table-cell>
          <table:table-cell office:value-type="float" office:value="48292.682926829249" table:formula="of:= -([.$E$2]*[.$G$2])/(2*[.F5]-[.$G$2])" table:style-name="ce3">
            <text:p>4.83E+04</text:p>
          </table:table-cell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5" table:formula="of:=([.A6]/1000)*10" table:style-name="ce1">
            <text:p>0.5</text:p>
          </table:table-cell>
          <table:table-cell office:value-type="float" office:value="6366.1828367710714" table:formula="of:=[.B6]/(0.00007854)" table:style-name="ce1">
            <text:p>6366.182837</text:p>
          </table:table-cell>
          <table:table-cell office:value-type="float" office:value="5.36" table:style-name="ce1">
            <text:p>5.36</text:p>
          </table:table-cell>
          <table:table-cell office:value-type="float" office:value="5.4" table:style-name="ce1">
            <text:p>5.4</text:p>
          </table:table-cell>
          <table:table-cell office:value-type="float" office:value="5.3800000000000008" table:formula="of:= AVERAGE([.D6:.E6])" table:style-name="ce1">
            <text:p>5.38</text:p>
          </table:table-cell>
          <table:table-cell office:value-type="float" office:value="31935.483870967782" table:formula="of:= -([.$E$2]*[.$G$2])/(2*[.F6]-[.$G$2])" table:style-name="ce3">
            <text:p>3.19E+04</text:p>
          </table:table-cell>
          <table:table-cell table:number-columns-repeated="16377" table:style-name="ce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0.6" table:formula="of:=([.A7]/1000)*10" table:style-name="ce1">
            <text:p>0.6</text:p>
          </table:table-cell>
          <table:table-cell office:value-type="float" office:value="7639.4194041252858" table:formula="of:=[.B7]/(0.00007854)" table:style-name="ce1">
            <text:p>7639.419404</text:p>
          </table:table-cell>
          <table:table-cell office:value-type="float" office:value="5.14" table:style-name="ce1">
            <text:p>5.14</text:p>
          </table:table-cell>
          <table:table-cell office:value-type="float" office:value="4.96" table:style-name="ce1">
            <text:p>4.96</text:p>
          </table:table-cell>
          <table:table-cell office:value-type="float" office:value="5.05" table:formula="of:= AVERAGE([.D7:.E7])" table:style-name="ce1">
            <text:p>5.05</text:p>
          </table:table-cell>
          <table:table-cell office:value-type="float" office:value="20842.10526315789" table:formula="of:= -([.$E$2]*[.$G$2])/(2*[.F7]-[.$G$2])" table:style-name="ce3">
            <text:p>2.08E+04</text:p>
          </table:table-cell>
          <table:table-cell table:number-columns-repeated="16377" table:style-name="ce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0.70000000000000007" table:formula="of:=([.A8]/1000)*10" table:style-name="ce1">
            <text:p>0.7</text:p>
          </table:table-cell>
          <table:table-cell office:value-type="float" office:value="8912.6559714795021" table:formula="of:=[.B8]/(0.00007854)" table:style-name="ce1">
            <text:p>8912.655971</text:p>
          </table:table-cell>
          <table:table-cell office:value-type="float" office:value="4.88" table:style-name="ce1">
            <text:p>4.88</text:p>
          </table:table-cell>
          <table:table-cell office:value-type="float" office:value="4.8" table:style-name="ce1">
            <text:p>4.8</text:p>
          </table:table-cell>
          <table:table-cell office:value-type="float" office:value="4.84" table:formula="of:= AVERAGE([.D8:.E8])" table:style-name="ce1">
            <text:p>4.84</text:p>
          </table:table-cell>
          <table:table-cell office:value-type="float" office:value="17068.965517241377" table:formula="of:= -([.$E$2]*[.$G$2])/(2*[.F8]-[.$G$2])" table:style-name="ce3">
            <text:p>1.71E+04</text:p>
          </table:table-cell>
          <table:table-cell table:number-columns-repeated="16377" table:style-name="ce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" table:formula="of:=([.A9]/1000)*10" table:style-name="ce1">
            <text:p>1</text:p>
          </table:table-cell>
          <table:table-cell office:value-type="float" office:value="12732.365673542143" table:formula="of:=[.B9]/(0.00007854)" table:style-name="ce1">
            <text:p>12732.36567</text:p>
          </table:table-cell>
          <table:table-cell office:value-type="float" office:value="3.67" table:style-name="ce1">
            <text:p>3.67</text:p>
          </table:table-cell>
          <table:table-cell office:value-type="float" office:value="3.97" table:style-name="ce1">
            <text:p>3.97</text:p>
          </table:table-cell>
          <table:table-cell office:value-type="float" office:value="3.8200000000000003" table:formula="of:= AVERAGE([.D9:.E9])" table:style-name="ce1">
            <text:p>3.82</text:p>
          </table:table-cell>
          <table:table-cell office:value-type="float" office:value="9082.5688073394504" table:formula="of:= -([.$E$2]*[.$G$2])/(2*[.F9]-[.$G$2])" table:style-name="ce3">
            <text:p>9.08E+03</text:p>
          </table:table-cell>
          <table:table-cell table:number-columns-repeated="16377" table:style-name="ce1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.2" table:formula="of:=([.A10]/1000)*10" table:style-name="ce1">
            <text:p>1.2</text:p>
          </table:table-cell>
          <table:table-cell office:value-type="float" office:value="15278.838808250572" table:formula="of:=[.B10]/(0.00007854)" table:style-name="ce1">
            <text:p>15278.83881</text:p>
          </table:table-cell>
          <table:table-cell office:value-type="float" office:value="3.52" table:style-name="ce1">
            <text:p>3.52</text:p>
          </table:table-cell>
          <table:table-cell office:value-type="float" office:value="3.51" table:style-name="ce1">
            <text:p>3.51</text:p>
          </table:table-cell>
          <table:table-cell office:value-type="float" office:value="3.5149999999999997" table:formula="of:= AVERAGE([.D10:.E10])" table:style-name="ce1">
            <text:p>3.515</text:p>
          </table:table-cell>
          <table:table-cell office:value-type="float" office:value="7967.8068410462765" table:formula="of:= -([.$E$2]*[.$G$2])/(2*[.F10]-[.$G$2])" table:style-name="ce3">
            <text:p>7.97E+03</text:p>
          </table:table-cell>
          <table:table-cell table:number-columns-repeated="16377" table:style-name="ce1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.5" table:formula="of:=([.A11]/1000)*10" table:style-name="ce1">
            <text:p>1.5</text:p>
          </table:table-cell>
          <table:table-cell office:value-type="float" office:value="19098.548510313216" table:formula="of:=[.B11]/(0.00007854)" table:style-name="ce1">
            <text:p>19098.54851</text:p>
          </table:table-cell>
          <table:table-cell office:value-type="float" office:value="2.52" table:style-name="ce1">
            <text:p>2.52</text:p>
          </table:table-cell>
          <table:table-cell office:value-type="float" office:value="2.63" table:style-name="ce1">
            <text:p>2.63</text:p>
          </table:table-cell>
          <table:table-cell office:value-type="float" office:value="2.5750000000000002" table:formula="of:= AVERAGE([.D11:.E11])" table:style-name="ce1">
            <text:p>2.575</text:p>
          </table:table-cell>
          <table:table-cell office:value-type="float" office:value="5781.0218978102193" table:formula="of:= -([.$E$2]*[.$G$2])/(2*[.F11]-[.$G$2])" table:style-name="ce3">
            <text:p>5.78E+03</text:p>
          </table:table-cell>
          <table:table-cell table:number-columns-repeated="16377" table:style-name="ce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" table:formula="of:=([.A12]/1000)*10" table:style-name="ce1">
            <text:p>2</text:p>
          </table:table-cell>
          <table:table-cell office:value-type="float" office:value="25464.731347084286" table:formula="of:=[.B12]/(0.00007854)" table:style-name="ce1">
            <text:p>25464.73135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.26" table:style-name="ce1">
            <text:p>1.26</text:p>
          </table:table-cell>
          <table:table-cell office:value-type="float" office:value="1.21" table:formula="of:= AVERAGE([.D12:.E12])" table:style-name="ce1">
            <text:p>1.21</text:p>
          </table:table-cell>
          <table:table-cell office:value-type="float" office:value="4133.6116910229648" table:formula="of:= -([.$E$2]*[.$G$2])/(2*[.F12]-[.$G$2])" table:style-name="ce3">
            <text:p>4.13E+03</text:p>
          </table:table-cell>
          <table:table-cell table:number-columns-repeated="16377" table:style-name="ce1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2.5" table:formula="of:=([.A13]/1000)*10" table:style-name="ce1">
            <text:p>2.5</text:p>
          </table:table-cell>
          <table:table-cell office:value-type="float" office:value="31830.914183855359" table:formula="of:=[.B13]/(0.00007854)" table:style-name="ce1">
            <text:p>31830.91418</text:p>
          </table:table-cell>
          <table:table-cell office:value-type="float" office:value="0.76" table:style-name="ce1">
            <text:p>0.76</text:p>
          </table:table-cell>
          <table:table-cell office:value-type="float" office:value="0.76" table:style-name="ce1">
            <text:p>0.76</text:p>
          </table:table-cell>
          <table:table-cell office:value-type="float" office:value="0.76" table:formula="of:= AVERAGE([.D13:.E13])" table:style-name="ce1">
            <text:p>0.76</text:p>
          </table:table-cell>
          <table:table-cell office:value-type="float" office:value="3778.6259541984732" table:formula="of:= -([.$E$2]*[.$G$2])/(2*[.F13]-[.$G$2])" table:style-name="ce3">
            <text:p>3.78E+03</text:p>
          </table:table-cell>
          <table:table-cell table:number-columns-repeated="16377" table:style-name="ce1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3" table:formula="of:=([.A14]/1000)*10" table:style-name="ce1">
            <text:p>3</text:p>
          </table:table-cell>
          <table:table-cell office:value-type="float" office:value="38197.097020626432" table:formula="of:=[.B14]/(0.00007854)" table:style-name="ce1">
            <text:p>38197.09702</text:p>
          </table:table-cell>
          <table:table-cell office:value-type="float" office:value="0.76" table:style-name="ce1">
            <text:p>0.76</text:p>
          </table:table-cell>
          <table:table-cell office:value-type="float" office:value="0.76" table:style-name="ce1">
            <text:p>0.76</text:p>
          </table:table-cell>
          <table:table-cell office:value-type="float" office:value="0.76" table:formula="of:= AVERAGE([.D14:.E14])" table:style-name="ce1">
            <text:p>0.76</text:p>
          </table:table-cell>
          <table:table-cell office:value-type="float" office:value="3778.6259541984732" table:formula="of:= -([.$E$2]*[.$G$2])/(2*[.F14]-[.$G$2])" table:style-name="ce3">
            <text:p>3.78E+03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Borracha1</text:p>
          </table:table-cell>
          <table:table-cell office:value-type="string" table:style-name="ce2">
            <text:p>Raio</text:p>
          </table:table-cell>
          <table:table-cell office:value-type="string" table:style-name="ce2">
            <text:p>Area<text:s/></text:p>
          </table:table-cell>
          <table:table-cell table:style-name="ce2"/>
          <table:table-cell office:value-type="string" table:style-name="ce2">
            <text:p>Rg</text:p>
          </table:table-cell>
          <table:table-cell table:style-name="ce1"/>
          <table:table-cell office:value-type="string" table:style-name="ce2">
            <text:p>Vref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5.0000000000000001E-3" table:style-name="ce3">
            <text:p>5.00E-03</text:p>
          </table:table-cell>
          <table:table-cell office:value-type="float" office:value="7.8540000000000004E-5" table:style-name="ce3">
            <text:p>7.85E-05</text:p>
          </table:table-cell>
          <table:table-cell table:style-name="ce1"/>
          <table:table-cell office:value-type="float" office:value="1500" table:style-name="ce3">
            <text:p>1.50E+03</text:p>
          </table:table-cell>
          <table:table-cell table:style-name="ce1"/>
          <table:table-cell office:value-type="float" office:value="12" table:style-name="ce3">
            <text:p>1.20E+0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Massa (g)</text:p>
          </table:table-cell>
          <table:table-cell office:value-type="string" table:style-name="ce2">
            <text:p>Peso (N)</text:p>
          </table:table-cell>
          <table:table-cell office:value-type="string" table:style-name="ce2">
            <text:p>Pressão (Pa)</text:p>
          </table:table-cell>
          <table:table-cell office:value-type="string" table:style-name="ce2">
            <text:p>Vout1 (V)</text:p>
          </table:table-cell>
          <table:table-cell office:value-type="string" table:style-name="ce2">
            <text:p>Vout2 (V)</text:p>
          </table:table-cell>
          <table:table-cell office:value-type="string" table:style-name="ce2">
            <text:p>Average Vout</text:p>
          </table:table-cell>
          <table:table-cell office:value-type="string" table:style-name="ce2">
            <text:p>R_fsr (ohm)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2" table:formula="of:=([.A19]/1000)*10" table:style-name="ce1">
            <text:p>0.2</text:p>
          </table:table-cell>
          <table:table-cell office:value-type="float" office:value="2546.4731347084289" table:formula="of:=[.B19]/(0.00007854)" table:style-name="ce1">
            <text:p>2546.473135</text:p>
          </table:table-cell>
          <table:table-cell office:value-type="float" office:value="5.9999998999999997" table:style-name="ce1">
            <text:p>5.9999999</text:p>
          </table:table-cell>
          <table:table-cell office:value-type="float" office:value="6" table:style-name="ce1">
            <text:p>6</text:p>
          </table:table-cell>
          <table:table-cell office:value-type="float" office:value="5.9999999499999994" table:formula="of:= AVERAGE([.D19:.E19])" table:style-name="ce1">
            <text:p>5.99999995</text:p>
          </table:table-cell>
          <table:table-cell office:value-type="float" office:value="179999997896.5025" table:formula="of:= -([.$E$17]*[.$G$2])/(2*[.F19]-[.$G$2])" table:style-name="ce3">
            <text:p>1.80E+11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.4" table:formula="of:=([.A20]/1000)*10" table:style-name="ce1">
            <text:p>0.4</text:p>
          </table:table-cell>
          <table:table-cell office:value-type="float" office:value="5092.9462694168578" table:formula="of:=[.B20]/(0.00007854)" table:style-name="ce1">
            <text:p>5092.946269</text:p>
          </table:table-cell>
          <table:table-cell office:value-type="float" office:value="5.78" table:style-name="ce1">
            <text:p>5.78</text:p>
          </table:table-cell>
          <table:table-cell office:value-type="float" office:value="5.78" table:style-name="ce1">
            <text:p>5.78</text:p>
          </table:table-cell>
          <table:table-cell office:value-type="float" office:value="5.78" table:formula="of:= AVERAGE([.D20:.E20])" table:style-name="ce1">
            <text:p>5.78</text:p>
          </table:table-cell>
          <table:table-cell office:value-type="float" office:value="90000.000000000102" table:formula="of:= -([.$E$2]*[.$G$2])/(2*[.F20]-[.$G$2])" table:style-name="ce3">
            <text:p>9.00E+04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5" table:formula="of:=([.A21]/1000)*10" table:style-name="ce1">
            <text:p>0.5</text:p>
          </table:table-cell>
          <table:table-cell office:value-type="float" office:value="6366.1828367710714" table:formula="of:=[.B21]/(0.00007854)" table:style-name="ce1">
            <text:p>6366.182837</text:p>
          </table:table-cell>
          <table:table-cell office:value-type="float" office:value="5.67" table:style-name="ce1">
            <text:p>5.67</text:p>
          </table:table-cell>
          <table:table-cell office:value-type="float" office:value="5.7" table:style-name="ce1">
            <text:p>5.7</text:p>
          </table:table-cell>
          <table:table-cell office:value-type="float" office:value="5.6850000000000005" table:formula="of:= AVERAGE([.D21:.E21])" table:style-name="ce1">
            <text:p>5.685</text:p>
          </table:table-cell>
          <table:table-cell office:value-type="float" office:value="62857.142857142957" table:formula="of:= -([.$E$2]*[.$G$2])/(2*[.F21]-[.$G$2])" table:style-name="ce3">
            <text:p>6.29E+04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0.6" table:formula="of:=([.A22]/1000)*10" table:style-name="ce1">
            <text:p>0.6</text:p>
          </table:table-cell>
          <table:table-cell office:value-type="float" office:value="7639.4194041252858" table:formula="of:=[.B22]/(0.00007854)" table:style-name="ce1">
            <text:p>7639.419404</text:p>
          </table:table-cell>
          <table:table-cell office:value-type="float" office:value="5.58" table:style-name="ce1">
            <text:p>5.58</text:p>
          </table:table-cell>
          <table:table-cell office:value-type="float" office:value="5.57" table:style-name="ce1">
            <text:p>5.57</text:p>
          </table:table-cell>
          <table:table-cell office:value-type="float" office:value="5.5750000000000002" table:formula="of:= AVERAGE([.D22:.E22])" table:style-name="ce1">
            <text:p>5.575</text:p>
          </table:table-cell>
          <table:table-cell office:value-type="float" office:value="46588.235294117665" table:formula="of:= -([.$E$2]*[.$G$2])/(2*[.F22]-[.$G$2])" table:style-name="ce3">
            <text:p>4.66E+04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0.70000000000000007" table:formula="of:=([.A23]/1000)*10" table:style-name="ce1">
            <text:p>0.7</text:p>
          </table:table-cell>
          <table:table-cell office:value-type="float" office:value="8912.6559714795021" table:formula="of:=[.B23]/(0.00007854)" table:style-name="ce1">
            <text:p>8912.655971</text:p>
          </table:table-cell>
          <table:table-cell office:value-type="float" office:value="5.4" table:style-name="ce1">
            <text:p>5.4</text:p>
          </table:table-cell>
          <table:table-cell office:value-type="float" office:value="5.39" table:style-name="ce1">
            <text:p>5.39</text:p>
          </table:table-cell>
          <table:table-cell office:value-type="float" office:value="5.3949999999999996" table:formula="of:= AVERAGE([.D23:.E23])" table:style-name="ce1">
            <text:p>5.395</text:p>
          </table:table-cell>
          <table:table-cell office:value-type="float" office:value="32727.272727272702" table:formula="of:= -([.$E$2]*[.$G$2])/(2*[.F23]-[.$G$2])" table:style-name="ce3">
            <text:p>3.27E+04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" table:formula="of:=([.A24]/1000)*10" table:style-name="ce1">
            <text:p>1</text:p>
          </table:table-cell>
          <table:table-cell office:value-type="float" office:value="12732.365673542143" table:formula="of:=[.B24]/(0.00007854)" table:style-name="ce1">
            <text:p>12732.36567</text:p>
          </table:table-cell>
          <table:table-cell office:value-type="float" office:value="4.99" table:style-name="ce1">
            <text:p>4.99</text:p>
          </table:table-cell>
          <table:table-cell office:value-type="float" office:value="5.05" table:style-name="ce1">
            <text:p>5.05</text:p>
          </table:table-cell>
          <table:table-cell office:value-type="float" office:value="5.0199999999999996" table:formula="of:= AVERAGE([.D24:.E24])" table:style-name="ce1">
            <text:p>5.02</text:p>
          </table:table-cell>
          <table:table-cell office:value-type="float" office:value="20204.081632653051" table:formula="of:= -([.$E$2]*[.$G$2])/(2*[.F24]-[.$G$2])" table:style-name="ce3">
            <text:p>2.02E+04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.2" table:formula="of:=([.A25]/1000)*10" table:style-name="ce1">
            <text:p>1.2</text:p>
          </table:table-cell>
          <table:table-cell office:value-type="float" office:value="15278.838808250572" table:formula="of:=[.B25]/(0.00007854)" table:style-name="ce1">
            <text:p>15278.83881</text:p>
          </table:table-cell>
          <table:table-cell office:value-type="float" office:value="4.72" table:style-name="ce1">
            <text:p>4.72</text:p>
          </table:table-cell>
          <table:table-cell office:value-type="float" office:value="4.79" table:style-name="ce1">
            <text:p>4.79</text:p>
          </table:table-cell>
          <table:table-cell office:value-type="float" office:value="4.7549999999999999" table:formula="of:= AVERAGE([.D25:.E25])" table:style-name="ce1">
            <text:p>4.755</text:p>
          </table:table-cell>
          <table:table-cell office:value-type="float" office:value="15903.614457831323" table:formula="of:= -([.$E$2]*[.$G$2])/(2*[.F25]-[.$G$2])" table:style-name="ce3">
            <text:p>1.59E+04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.5" table:formula="of:=([.A26]/1000)*10" table:style-name="ce1">
            <text:p>1.5</text:p>
          </table:table-cell>
          <table:table-cell office:value-type="float" office:value="19098.548510313216" table:formula="of:=[.B26]/(0.00007854)" table:style-name="ce1">
            <text:p>19098.54851</text:p>
          </table:table-cell>
          <table:table-cell office:value-type="float" office:value="4.38" table:style-name="ce1">
            <text:p>4.38</text:p>
          </table:table-cell>
          <table:table-cell office:value-type="float" office:value="4.41" table:style-name="ce1">
            <text:p>4.41</text:p>
          </table:table-cell>
          <table:table-cell office:value-type="float" office:value="4.3949999999999996" table:formula="of:= AVERAGE([.D26:.E26])" table:style-name="ce1">
            <text:p>4.395</text:p>
          </table:table-cell>
          <table:table-cell office:value-type="float" office:value="12336.448598130837" table:formula="of:= -([.$E$2]*[.$G$2])/(2*[.F26]-[.$G$2])" table:style-name="ce3">
            <text:p>1.23E+04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" table:formula="of:=([.A27]/1000)*10" table:style-name="ce1">
            <text:p>2</text:p>
          </table:table-cell>
          <table:table-cell office:value-type="float" office:value="25464.731347084286" table:formula="of:=[.B27]/(0.00007854)" table:style-name="ce1">
            <text:p>25464.73135</text:p>
          </table:table-cell>
          <table:table-cell office:value-type="float" office:value="4.22" table:style-name="ce1">
            <text:p>4.22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.18" table:formula="of:= AVERAGE([.D27:.E27])" table:style-name="ce1">
            <text:p>4.18</text:p>
          </table:table-cell>
          <table:table-cell office:value-type="float" office:value="10879.120879120877" table:formula="of:= -([.$E$2]*[.$G$2])/(2*[.F27]-[.$G$2])" table:style-name="ce3">
            <text:p>1.09E+04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2.5" table:formula="of:=([.A28]/1000)*10" table:style-name="ce1">
            <text:p>2.5</text:p>
          </table:table-cell>
          <table:table-cell office:value-type="float" office:value="31830.914183855359" table:formula="of:=[.B28]/(0.00007854)" table:style-name="ce1">
            <text:p>31830.91418</text:p>
          </table:table-cell>
          <table:table-cell office:value-type="float" office:value="3.82" table:style-name="ce1">
            <text:p>3.82</text:p>
          </table:table-cell>
          <table:table-cell office:value-type="float" office:value="3.78" table:style-name="ce1">
            <text:p>3.78</text:p>
          </table:table-cell>
          <table:table-cell office:value-type="float" office:value="3.8" table:formula="of:= AVERAGE([.D28:.E28])" table:style-name="ce1">
            <text:p>3.8</text:p>
          </table:table-cell>
          <table:table-cell office:value-type="float" office:value="9000" table:formula="of:= -([.$E$2]*[.$G$2])/(2*[.F28]-[.$G$2])" table:style-name="ce3">
            <text:p>9.00E+03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3" table:formula="of:=([.A29]/1000)*10" table:style-name="ce1">
            <text:p>3</text:p>
          </table:table-cell>
          <table:table-cell office:value-type="float" office:value="38197.097020626432" table:formula="of:=[.B29]/(0.00007854)" table:style-name="ce1">
            <text:p>38197.09702</text:p>
          </table:table-cell>
          <table:table-cell office:value-type="float" office:value="3.39" table:style-name="ce1">
            <text:p>3.39</text:p>
          </table:table-cell>
          <table:table-cell office:value-type="float" office:value="3.45" table:style-name="ce1">
            <text:p>3.45</text:p>
          </table:table-cell>
          <table:table-cell office:value-type="float" office:value="3.42" table:formula="of:= AVERAGE([.D29:.E29])" table:style-name="ce1">
            <text:p>3.42</text:p>
          </table:table-cell>
          <table:table-cell office:value-type="float" office:value="7674.4186046511622" table:formula="of:= -([.$E$2]*[.$G$2])/(2*[.F29]-[.$G$2])" table:style-name="ce3">
            <text:p>7.67E+0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Borracha2</text:p>
          </table:table-cell>
          <table:table-cell office:value-type="string" table:style-name="ce2">
            <text:p>Raio</text:p>
          </table:table-cell>
          <table:table-cell office:value-type="string" table:style-name="ce2">
            <text:p>Area<text:s/></text:p>
          </table:table-cell>
          <table:table-cell table:style-name="ce2"/>
          <table:table-cell office:value-type="string" table:style-name="ce2">
            <text:p>Rg</text:p>
          </table:table-cell>
          <table:table-cell table:style-name="ce1"/>
          <table:table-cell office:value-type="string" table:style-name="ce2">
            <text:p>Vref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float" office:value="6.2500000000000003E-3" table:style-name="ce3">
            <text:p>6.25E-03</text:p>
          </table:table-cell>
          <table:table-cell office:value-type="float" office:value="1.2271999999999999E-4" table:style-name="ce3">
            <text:p>1.23E-04</text:p>
          </table:table-cell>
          <table:table-cell table:style-name="ce1"/>
          <table:table-cell office:value-type="float" office:value="3300" table:style-name="ce3">
            <text:p>3.30E+03</text:p>
          </table:table-cell>
          <table:table-cell table:style-name="ce1"/>
          <table:table-cell office:value-type="float" office:value="12" table:style-name="ce3">
            <text:p>1.20E+0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Massa (g)</text:p>
          </table:table-cell>
          <table:table-cell office:value-type="string" table:style-name="ce2">
            <text:p>Peso (N)</text:p>
          </table:table-cell>
          <table:table-cell office:value-type="string" table:style-name="ce2">
            <text:p>Pressão (Pa)</text:p>
          </table:table-cell>
          <table:table-cell office:value-type="string" table:style-name="ce2">
            <text:p>Vout1 (V) up</text:p>
          </table:table-cell>
          <table:table-cell office:value-type="string" table:style-name="ce2">
            <text:p>Vout2 (V) down</text:p>
          </table:table-cell>
          <table:table-cell office:value-type="string" table:style-name="ce2">
            <text:p>Average Vout</text:p>
          </table:table-cell>
          <table:table-cell office:value-type="string" table:style-name="ce2">
            <text:p>R_fsr (ohm)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2" table:formula="of:=([.A34]/1000)*10" table:style-name="ce1">
            <text:p>0.2</text:p>
          </table:table-cell>
          <table:table-cell office:value-type="float" office:value="2546.4731347084289" table:formula="of:=[.B34]/(0.00007854)" table:style-name="ce1">
            <text:p>2546.473135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formula="of:= AVERAGE([.D34:.E34])" table:style-name="ce1">
            <text:p>5.99</text:p>
          </table:table-cell>
          <table:table-cell office:value-type="float" office:value="1980000.0000000421" table:formula="of:= -([.$E$32]*[.$G$2])/(2*[.F34]-[.$G$2])" table:style-name="ce4">
            <text:p>1980000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.4" table:formula="of:=([.A35]/1000)*10" table:style-name="ce1">
            <text:p>0.4</text:p>
          </table:table-cell>
          <table:table-cell office:value-type="float" office:value="5092.9462694168578" table:formula="of:=[.B35]/(0.00007854)" table:style-name="ce1">
            <text:p>5092.946269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formula="of:= AVERAGE([.D35:.E35])" table:style-name="ce1">
            <text:p>5.99</text:p>
          </table:table-cell>
          <table:table-cell office:value-type="float" office:value="1980000.0000000421" table:formula="of:= -([.$E$2]*[.$G$2])/(2*[.F35]-[.$G$2])" table:style-name="ce3">
            <text:p>1.98E+06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5" table:formula="of:=([.A36]/1000)*10" table:style-name="ce1">
            <text:p>0.5</text:p>
          </table:table-cell>
          <table:table-cell office:value-type="float" office:value="6366.1828367710714" table:formula="of:=[.B36]/(0.00007854)" table:style-name="ce1">
            <text:p>6366.182837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formula="of:= AVERAGE([.D36:.E36])" table:style-name="ce1">
            <text:p>5.99</text:p>
          </table:table-cell>
          <table:table-cell office:value-type="float" office:value="1980000.0000000421" table:formula="of:= -([.$E$2]*[.$G$2])/(2*[.F36]-[.$G$2])" table:style-name="ce3">
            <text:p>1.98E+06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0.6" table:formula="of:=([.A37]/1000)*10" table:style-name="ce1">
            <text:p>0.6</text:p>
          </table:table-cell>
          <table:table-cell office:value-type="float" office:value="7639.4194041252858" table:formula="of:=[.B37]/(0.00007854)" table:style-name="ce1">
            <text:p>7639.419404</text:p>
          </table:table-cell>
          <table:table-cell office:value-type="float" office:value="5.9" table:style-name="ce1">
            <text:p>5.9</text:p>
          </table:table-cell>
          <table:table-cell office:value-type="float" office:value="5.81" table:style-name="ce1">
            <text:p>5.81</text:p>
          </table:table-cell>
          <table:table-cell office:value-type="float" office:value="5.8550000000000004" table:formula="of:= AVERAGE([.D37:.E37])" table:style-name="ce1">
            <text:p>5.855</text:p>
          </table:table-cell>
          <table:table-cell office:value-type="float" office:value="136551.72413793142" table:formula="of:= -([.$E$2]*[.$G$2])/(2*[.F37]-[.$G$2])" table:style-name="ce3">
            <text:p>1.37E+05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0.70000000000000007" table:formula="of:=([.A38]/1000)*10" table:style-name="ce1">
            <text:p>0.7</text:p>
          </table:table-cell>
          <table:table-cell office:value-type="float" office:value="8912.6559714795021" table:formula="of:=[.B38]/(0.00007854)" table:style-name="ce1">
            <text:p>8912.655971</text:p>
          </table:table-cell>
          <table:table-cell office:value-type="float" office:value="5.76" table:style-name="ce1">
            <text:p>5.76</text:p>
          </table:table-cell>
          <table:table-cell office:value-type="float" office:value="5.61" table:style-name="ce1">
            <text:p>5.61</text:p>
          </table:table-cell>
          <table:table-cell office:value-type="float" office:value="5.6850000000000005" table:formula="of:= AVERAGE([.D38:.E38])" table:style-name="ce1">
            <text:p>5.685</text:p>
          </table:table-cell>
          <table:table-cell office:value-type="float" office:value="62857.142857142957" table:formula="of:= -([.$E$2]*[.$G$2])/(2*[.F38]-[.$G$2])" table:style-name="ce3">
            <text:p>6.29E+04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" table:formula="of:=([.A39]/1000)*10" table:style-name="ce1">
            <text:p>1</text:p>
          </table:table-cell>
          <table:table-cell office:value-type="float" office:value="12732.365673542143" table:formula="of:=[.B39]/(0.00007854)" table:style-name="ce1">
            <text:p>12732.36567</text:p>
          </table:table-cell>
          <table:table-cell office:value-type="float" office:value="5.22" table:style-name="ce1">
            <text:p>5.22</text:p>
          </table:table-cell>
          <table:table-cell office:value-type="float" office:value="5.17" table:style-name="ce1">
            <text:p>5.17</text:p>
          </table:table-cell>
          <table:table-cell office:value-type="float" office:value="5.1950000000000003" table:formula="of:= AVERAGE([.D39:.E39])" table:style-name="ce1">
            <text:p>5.195</text:p>
          </table:table-cell>
          <table:table-cell office:value-type="float" office:value="24596.273291925474" table:formula="of:= -([.$E$2]*[.$G$2])/(2*[.F39]-[.$G$2])" table:style-name="ce3">
            <text:p>2.46E+04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.2" table:formula="of:=([.A40]/1000)*10" table:style-name="ce1">
            <text:p>1.2</text:p>
          </table:table-cell>
          <table:table-cell office:value-type="float" office:value="15278.838808250572" table:formula="of:=[.B40]/(0.00007854)" table:style-name="ce1">
            <text:p>15278.83881</text:p>
          </table:table-cell>
          <table:table-cell office:value-type="float" office:value="4.7" table:style-name="ce1">
            <text:p>4.7</text:p>
          </table:table-cell>
          <table:table-cell office:value-type="float" office:value="4.76" table:style-name="ce1">
            <text:p>4.76</text:p>
          </table:table-cell>
          <table:table-cell office:value-type="float" office:value="4.7300000000000004" table:formula="of:= AVERAGE([.D40:.E40])" table:style-name="ce1">
            <text:p>4.73</text:p>
          </table:table-cell>
          <table:table-cell office:value-type="float" office:value="15590.551181102368" table:formula="of:= -([.$E$2]*[.$G$2])/(2*[.F40]-[.$G$2])" table:style-name="ce3">
            <text:p>1.56E+04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.5" table:formula="of:=([.A41]/1000)*10" table:style-name="ce1">
            <text:p>1.5</text:p>
          </table:table-cell>
          <table:table-cell office:value-type="float" office:value="19098.548510313216" table:formula="of:=[.B41]/(0.00007854)" table:style-name="ce1">
            <text:p>19098.54851</text:p>
          </table:table-cell>
          <table:table-cell office:value-type="float" office:value="4.33" table:style-name="ce1">
            <text:p>4.33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4.1950000000000003" table:formula="of:= AVERAGE([.D41:.E41])" table:style-name="ce1">
            <text:p>4.195</text:p>
          </table:table-cell>
          <table:table-cell office:value-type="float" office:value="10969.529085872578" table:formula="of:= -([.$E$2]*[.$G$2])/(2*[.F41]-[.$G$2])" table:style-name="ce3">
            <text:p>1.10E+04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" table:formula="of:=([.A42]/1000)*10" table:style-name="ce1">
            <text:p>2</text:p>
          </table:table-cell>
          <table:table-cell office:value-type="float" office:value="25464.731347084286" table:formula="of:=[.B42]/(0.00007854)" table:style-name="ce1">
            <text:p>25464.73135</text:p>
          </table:table-cell>
          <table:table-cell office:value-type="float" office:value="3" table:style-name="ce1">
            <text:p>3</text:p>
          </table:table-cell>
          <table:table-cell office:value-type="float" office:value="2.8" table:style-name="ce1">
            <text:p>2.8</text:p>
          </table:table-cell>
          <table:table-cell office:value-type="float" office:value="2.9" table:formula="of:= AVERAGE([.D42:.E42])" table:style-name="ce1">
            <text:p>2.9</text:p>
          </table:table-cell>
          <table:table-cell office:value-type="float" office:value="6387.0967741935483" table:formula="of:= -([.$E$2]*[.$G$2])/(2*[.F42]-[.$G$2])" table:style-name="ce3">
            <text:p>6.39E+03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2.5" table:formula="of:=([.A43]/1000)*10" table:style-name="ce1">
            <text:p>2.5</text:p>
          </table:table-cell>
          <table:table-cell office:value-type="float" office:value="31830.914183855359" table:formula="of:=[.B43]/(0.00007854)" table:style-name="ce1">
            <text:p>31830.91418</text:p>
          </table:table-cell>
          <table:table-cell office:value-type="float" office:value="2.27" table:style-name="ce1">
            <text:p>2.27</text:p>
          </table:table-cell>
          <table:table-cell office:value-type="float" office:value="2.16" table:style-name="ce1">
            <text:p>2.16</text:p>
          </table:table-cell>
          <table:table-cell office:value-type="float" office:value="2.2149999999999999" table:formula="of:= AVERAGE([.D43:.E43])" table:style-name="ce1">
            <text:p>2.215</text:p>
          </table:table-cell>
          <table:table-cell office:value-type="float" office:value="5231.1756935270805" table:formula="of:= -([.$E$2]*[.$G$2])/(2*[.F43]-[.$G$2])" table:style-name="ce3">
            <text:p>5.23E+03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3" table:formula="of:=([.A44]/1000)*10" table:style-name="ce1">
            <text:p>3</text:p>
          </table:table-cell>
          <table:table-cell office:value-type="float" office:value="38197.097020626432" table:formula="of:=[.B44]/(0.00007854)" table:style-name="ce1">
            <text:p>38197.09702</text:p>
          </table:table-cell>
          <table:table-cell office:value-type="float" office:value="1.9" table:style-name="ce1">
            <text:p>1.9</text:p>
          </table:table-cell>
          <table:table-cell office:value-type="float" office:value="1.53" table:style-name="ce1">
            <text:p>1.53</text:p>
          </table:table-cell>
          <table:table-cell office:value-type="float" office:value="1.7149999999999999" table:formula="of:= AVERAGE([.D44:.E44])" table:style-name="ce1">
            <text:p>1.715</text:p>
          </table:table-cell>
          <table:table-cell office:value-type="float" office:value="4620.7701283547258" table:formula="of:= -([.$E$2]*[.$G$2])/(2*[.F44]-[.$G$2])" table:style-name="ce3">
            <text:p>4.62E+03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3.5" table:formula="of:=([.A45]/1000)*10" table:style-name="ce1">
            <text:p>3.5</text:p>
          </table:table-cell>
          <table:table-cell office:value-type="float" office:value="44563.279857397501" table:formula="of:=[.B45]/(0.00007854)" table:style-name="ce1">
            <text:p>44563.27986</text:p>
          </table:table-cell>
          <table:table-cell office:value-type="float" office:value="0.97" table:style-name="ce1">
            <text:p>0.97</text:p>
          </table:table-cell>
          <table:table-cell table:style-name="ce1"/>
          <table:table-cell office:value-type="float" office:value="0.97" table:formula="of:= AVERAGE([.D45:.E45])" table:style-name="ce1">
            <text:p>0.97</text:p>
          </table:table-cell>
          <table:table-cell office:value-type="float" office:value="3936.3817097415504" table:formula="of:= -([.$E$2]*[.$G$2])/(2*[.F45]-[.$G$2])" table:style-name="ce3">
            <text:p>3.94E+0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Borracha2</text:p>
          </table:table-cell>
          <table:table-cell office:value-type="string" table:style-name="ce2">
            <text:p>Raio</text:p>
          </table:table-cell>
          <table:table-cell office:value-type="string" table:style-name="ce2">
            <text:p>Area<text:s/></text:p>
          </table:table-cell>
          <table:table-cell table:style-name="ce2"/>
          <table:table-cell office:value-type="string" table:style-name="ce2">
            <text:p>Rg</text:p>
          </table:table-cell>
          <table:table-cell table:style-name="ce1"/>
          <table:table-cell office:value-type="string" table:style-name="ce2">
            <text:p>Vref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float" office:value="6.2500000000000003E-3" table:style-name="ce3">
            <text:p>6.25E-03</text:p>
          </table:table-cell>
          <table:table-cell office:value-type="float" office:value="1.2271999999999999E-4" table:style-name="ce3">
            <text:p>1.23E-04</text:p>
          </table:table-cell>
          <table:table-cell table:style-name="ce1"/>
          <table:table-cell office:value-type="float" office:value="1500" table:style-name="ce3">
            <text:p>1.50E+03</text:p>
          </table:table-cell>
          <table:table-cell table:style-name="ce1"/>
          <table:table-cell office:value-type="float" office:value="12" table:style-name="ce3">
            <text:p>1.20E+0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Massa (g)</text:p>
          </table:table-cell>
          <table:table-cell office:value-type="string" table:style-name="ce2">
            <text:p>Peso (N)</text:p>
          </table:table-cell>
          <table:table-cell office:value-type="string" table:style-name="ce2">
            <text:p>Pressão (Pa)</text:p>
          </table:table-cell>
          <table:table-cell office:value-type="string" table:style-name="ce2">
            <text:p>Vout1 (V) up</text:p>
          </table:table-cell>
          <table:table-cell office:value-type="string" table:style-name="ce2">
            <text:p>Vout2 (V) down</text:p>
          </table:table-cell>
          <table:table-cell office:value-type="string" table:style-name="ce2">
            <text:p>Average Vout</text:p>
          </table:table-cell>
          <table:table-cell office:value-type="string" table:style-name="ce2">
            <text:p>R_fsr (ohm)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2" table:formula="of:=([.A50]/1000)*10" table:style-name="ce1">
            <text:p>0.2</text:p>
          </table:table-cell>
          <table:table-cell office:value-type="float" office:value="2546.4731347084289" table:formula="of:=[.B50]/(0.00007854)" table:style-name="ce1">
            <text:p>2546.473135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formula="of:= AVERAGE([.D50:.E50])" table:style-name="ce1">
            <text:p>5.99</text:p>
          </table:table-cell>
          <table:table-cell office:value-type="float" office:value="900000.00000001921" table:formula="of:= -([.$E$48]*[.$G$2])/(2*[.F50]-[.$G$2])" table:style-name="ce3">
            <text:p>9.00E+05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.4" table:formula="of:=([.A51]/1000)*10" table:style-name="ce1">
            <text:p>0.4</text:p>
          </table:table-cell>
          <table:table-cell office:value-type="float" office:value="5092.9462694168578" table:formula="of:=[.B51]/(0.00007854)" table:style-name="ce1">
            <text:p>5092.946269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formula="of:= AVERAGE([.D51:.E51])" table:style-name="ce1">
            <text:p>5.99</text:p>
          </table:table-cell>
          <table:table-cell office:value-type="float" office:value="1980000.0000000421" table:formula="of:= -([.$E$2]*[.$G$2])/(2*[.F51]-[.$G$2])" table:style-name="ce3">
            <text:p>1.98E+06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5" table:formula="of:=([.A52]/1000)*10" table:style-name="ce1">
            <text:p>0.5</text:p>
          </table:table-cell>
          <table:table-cell office:value-type="float" office:value="6366.1828367710714" table:formula="of:=[.B52]/(0.00007854)" table:style-name="ce1">
            <text:p>6366.182837</text:p>
          </table:table-cell>
          <table:table-cell office:value-type="float" office:value="5.93" table:style-name="ce1">
            <text:p>5.93</text:p>
          </table:table-cell>
          <table:table-cell office:value-type="float" office:value="5.9" table:style-name="ce1">
            <text:p>5.9</text:p>
          </table:table-cell>
          <table:table-cell office:value-type="float" office:value="5.915" table:formula="of:= AVERAGE([.D52:.E52])" table:style-name="ce1">
            <text:p>5.915</text:p>
          </table:table-cell>
          <table:table-cell office:value-type="float" office:value="232941.17647058834" table:formula="of:= -([.$E$2]*[.$G$2])/(2*[.F52]-[.$G$2])" table:style-name="ce3">
            <text:p>2.33E+05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0.6" table:formula="of:=([.A53]/1000)*10" table:style-name="ce1">
            <text:p>0.6</text:p>
          </table:table-cell>
          <table:table-cell office:value-type="float" office:value="7639.4194041252858" table:formula="of:=[.B53]/(0.00007854)" table:style-name="ce1">
            <text:p>7639.419404</text:p>
          </table:table-cell>
          <table:table-cell office:value-type="float" office:value="5.88" table:style-name="ce1">
            <text:p>5.88</text:p>
          </table:table-cell>
          <table:table-cell office:value-type="float" office:value="5.85" table:style-name="ce1">
            <text:p>5.85</text:p>
          </table:table-cell>
          <table:table-cell office:value-type="float" office:value="5.8650000000000002" table:formula="of:= AVERAGE([.D53:.E53])" table:style-name="ce1">
            <text:p>5.865</text:p>
          </table:table-cell>
          <table:table-cell office:value-type="float" office:value="146666.66666666689" table:formula="of:= -([.$E$2]*[.$G$2])/(2*[.F53]-[.$G$2])" table:style-name="ce3">
            <text:p>1.47E+05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0.70000000000000007" table:formula="of:=([.A54]/1000)*10" table:style-name="ce1">
            <text:p>0.7</text:p>
          </table:table-cell>
          <table:table-cell office:value-type="float" office:value="8912.6559714795021" table:formula="of:=[.B54]/(0.00007854)" table:style-name="ce1">
            <text:p>8912.655971</text:p>
          </table:table-cell>
          <table:table-cell office:value-type="float" office:value="5.82" table:style-name="ce1">
            <text:p>5.82</text:p>
          </table:table-cell>
          <table:table-cell office:value-type="float" office:value="5.82" table:style-name="ce1">
            <text:p>5.82</text:p>
          </table:table-cell>
          <table:table-cell office:value-type="float" office:value="5.82" table:formula="of:= AVERAGE([.D54:.E54])" table:style-name="ce1">
            <text:p>5.82</text:p>
          </table:table-cell>
          <table:table-cell office:value-type="float" office:value="110000.00000000017" table:formula="of:= -([.$E$2]*[.$G$2])/(2*[.F54]-[.$G$2])" table:style-name="ce3">
            <text:p>1.10E+05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" table:formula="of:=([.A55]/1000)*10" table:style-name="ce1">
            <text:p>1</text:p>
          </table:table-cell>
          <table:table-cell office:value-type="float" office:value="12732.365673542143" table:formula="of:=[.B55]/(0.00007854)" table:style-name="ce1">
            <text:p>12732.36567</text:p>
          </table:table-cell>
          <table:table-cell office:value-type="float" office:value="5.78" table:style-name="ce1">
            <text:p>5.78</text:p>
          </table:table-cell>
          <table:table-cell office:value-type="float" office:value="5.65" table:style-name="ce1">
            <text:p>5.65</text:p>
          </table:table-cell>
          <table:table-cell office:value-type="float" office:value="5.7149999999999999" table:formula="of:= AVERAGE([.D55:.E55])" table:style-name="ce1">
            <text:p>5.715</text:p>
          </table:table-cell>
          <table:table-cell office:value-type="float" office:value="69473.684210526277" table:formula="of:= -([.$E$2]*[.$G$2])/(2*[.F55]-[.$G$2])" table:style-name="ce3">
            <text:p>6.95E+04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.2" table:formula="of:=([.A56]/1000)*10" table:style-name="ce1">
            <text:p>1.2</text:p>
          </table:table-cell>
          <table:table-cell office:value-type="float" office:value="15278.838808250572" table:formula="of:=[.B56]/(0.00007854)" table:style-name="ce1">
            <text:p>15278.83881</text:p>
          </table:table-cell>
          <table:table-cell office:value-type="float" office:value="5.56" table:style-name="ce1">
            <text:p>5.56</text:p>
          </table:table-cell>
          <table:table-cell office:value-type="float" office:value="5.47" table:style-name="ce1">
            <text:p>5.47</text:p>
          </table:table-cell>
          <table:table-cell office:value-type="float" office:value="5.5149999999999997" table:formula="of:= AVERAGE([.D56:.E56])" table:style-name="ce1">
            <text:p>5.515</text:p>
          </table:table-cell>
          <table:table-cell office:value-type="float" office:value="40824.742268041213" table:formula="of:= -([.$E$2]*[.$G$2])/(2*[.F56]-[.$G$2])" table:style-name="ce3">
            <text:p>4.08E+04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.5" table:formula="of:=([.A57]/1000)*10" table:style-name="ce1">
            <text:p>1.5</text:p>
          </table:table-cell>
          <table:table-cell office:value-type="float" office:value="19098.548510313216" table:formula="of:=[.B57]/(0.00007854)" table:style-name="ce1">
            <text:p>19098.54851</text:p>
          </table:table-cell>
          <table:table-cell office:value-type="float" office:value="5.36" table:style-name="ce1">
            <text:p>5.36</text:p>
          </table:table-cell>
          <table:table-cell office:value-type="float" office:value="5.24" table:style-name="ce1">
            <text:p>5.24</text:p>
          </table:table-cell>
          <table:table-cell office:value-type="float" office:value="5.3000000000000007" table:formula="of:= AVERAGE([.D57:.E57])" table:style-name="ce1">
            <text:p>5.3</text:p>
          </table:table-cell>
          <table:table-cell office:value-type="float" office:value="28285.714285714315" table:formula="of:= -([.$E$2]*[.$G$2])/(2*[.F57]-[.$G$2])" table:style-name="ce3">
            <text:p>2.83E+04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" table:formula="of:=([.A58]/1000)*10" table:style-name="ce1">
            <text:p>2</text:p>
          </table:table-cell>
          <table:table-cell office:value-type="float" office:value="25464.731347084286" table:formula="of:=[.B58]/(0.00007854)" table:style-name="ce1">
            <text:p>25464.73135</text:p>
          </table:table-cell>
          <table:table-cell office:value-type="float" office:value="4.62" table:style-name="ce1">
            <text:p>4.62</text:p>
          </table:table-cell>
          <table:table-cell office:value-type="float" office:value="4.58" table:style-name="ce1">
            <text:p>4.58</text:p>
          </table:table-cell>
          <table:table-cell office:value-type="float" office:value="4.5999999999999996" table:formula="of:= AVERAGE([.D58:.E58])" table:style-name="ce1">
            <text:p>4.6</text:p>
          </table:table-cell>
          <table:table-cell office:value-type="float" office:value="14142.857142857139" table:formula="of:= -([.$E$2]*[.$G$2])/(2*[.F58]-[.$G$2])" table:style-name="ce3">
            <text:p>1.41E+04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2.5" table:formula="of:=([.A59]/1000)*10" table:style-name="ce1">
            <text:p>2.5</text:p>
          </table:table-cell>
          <table:table-cell office:value-type="float" office:value="31830.914183855359" table:formula="of:=[.B59]/(0.00007854)" table:style-name="ce1">
            <text:p>31830.91418</text:p>
          </table:table-cell>
          <table:table-cell office:value-type="float" office:value="4.25" table:style-name="ce1">
            <text:p>4.25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2799999999999994" table:formula="of:= AVERAGE([.D59:.E59])" table:style-name="ce1">
            <text:p>4.28</text:p>
          </table:table-cell>
          <table:table-cell office:value-type="float" office:value="11511.627906976741" table:formula="of:= -([.$E$2]*[.$G$2])/(2*[.F59]-[.$G$2])" table:style-name="ce3">
            <text:p>1.15E+04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3" table:formula="of:=([.A60]/1000)*10" table:style-name="ce1">
            <text:p>3</text:p>
          </table:table-cell>
          <table:table-cell office:value-type="float" office:value="38197.097020626432" table:formula="of:=[.B60]/(0.00007854)" table:style-name="ce1">
            <text:p>38197.09702</text:p>
          </table:table-cell>
          <table:table-cell office:value-type="float" office:value="3.95" table:style-name="ce1">
            <text:p>3.95</text:p>
          </table:table-cell>
          <table:table-cell office:value-type="float" office:value="3.95" table:style-name="ce1">
            <text:p>3.95</text:p>
          </table:table-cell>
          <table:table-cell office:value-type="float" office:value="3.95" table:formula="of:= AVERAGE([.D60:.E60])" table:style-name="ce1">
            <text:p>3.95</text:p>
          </table:table-cell>
          <table:table-cell office:value-type="float" office:value="9658.536585365855" table:formula="of:= -([.$E$2]*[.$G$2])/(2*[.F60]-[.$G$2])" table:style-name="ce3">
            <text:p>9.66E+03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3.5" table:formula="of:=([.A61]/1000)*10" table:style-name="ce1">
            <text:p>3.5</text:p>
          </table:table-cell>
          <table:table-cell office:value-type="float" office:value="44563.279857397501" table:formula="of:=[.B61]/(0.00007854)" table:style-name="ce1">
            <text:p>44563.27986</text:p>
          </table:table-cell>
          <table:table-cell office:value-type="float" office:value="3.83" table:style-name="ce1">
            <text:p>3.83</text:p>
          </table:table-cell>
          <table:table-cell office:value-type="float" office:value="3.76" table:style-name="ce1">
            <text:p>3.76</text:p>
          </table:table-cell>
          <table:table-cell office:value-type="float" office:value="3.7949999999999999" table:formula="of:= AVERAGE([.D61:.E61])" table:style-name="ce1">
            <text:p>3.795</text:p>
          </table:table-cell>
          <table:table-cell office:value-type="float" office:value="8979.5918367346931" table:formula="of:= -([.$E$2]*[.$G$2])/(2*[.F61]-[.$G$2])" table:style-name="ce3">
            <text:p>8.98E+03</text:p>
          </table:table-cell>
          <table:table-cell table:number-columns-repeated="16377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DejaVu Sans" svg:font-family="&quot;DejaVu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Jorge Pais</dc:creator>
    <meta:creation-date>2022-06-03T14:30:50Z</meta:creation-date>
    <dc:date>2022-06-08T09:34:58Z</dc:date>
    <meta:editing-cycles>1</meta:editing-cycles>
    <meta:editing-duration>PT2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80.6188188976378pt" svg:width="453.2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D$3" chart:values-cell-range-address="Sheet1.$D$4:.$D$14" chart:class="chart:scatter" chart:attached-axis="primary-y" chart:style-name="G0S0">
            <chart:domain table:cell-range-address="Sheet1.$A$4:.$A$14"/>
            <chart:data-point chart:repeated="11"/>
          </chart:series>
          <chart:series chart:values-cell-range-address="Sheet1.$E$4:.$E$14" chart:class="chart:scatter" chart:attached-axis="primary-y" chart:style-name="G0S1">
            <chart:domain table:cell-range-address="Sheet1.$A$4:.$A$14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